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7B0000003DA98BD5CC.jpg"/>
  <manifest:file-entry manifest:media-type="image/jpeg" manifest:full-path="Pictures/100000000000007B0000003DD4E8464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arial" svg:font-family="arial, sans-serif"/>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que" style:font-family-generic="swiss" style:font-pitch="variable"/>
    <style:font-face style:name="Arial Black" svg:font-family="'Arial Black'"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Open Sans1" svg:font-family="'Open Sans'" style:font-adornments="Italic"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end" style:justify-single-word="false"/>
      <style:text-properties fo:font-style="italic" style:font-style-asian="italic" style:font-style-complex="italic"/>
    </style:style>
    <style:style style:name="P10" style:family="paragraph" style:parent-style-name="Standard">
      <style:paragraph-properties fo:text-align="end" style:justify-single-word="false"/>
      <style:text-properties fo:font-weight="bold" style:font-weight-asian="bold" style:font-weight-complex="bold"/>
    </style:style>
    <style:style style:name="P11" style:family="paragraph" style:parent-style-name="Standard">
      <style:text-properties fo:color="#ff3333" fo:font-size="10pt" style:font-size-asian="10pt" style:font-size-complex="10pt"/>
    </style:style>
    <style:style style:name="P1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3" style:family="paragraph" style:parent-style-name="Table_20_Contents">
      <style:paragraph-properties fo:text-align="center" style:justify-single-word="false"/>
      <style:text-properties fo:font-size="8pt" style:font-size-asian="8pt" style:font-size-complex="8pt"/>
    </style:style>
    <style:style style:name="P1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5" style:family="paragraph" style:parent-style-name="Table_20_Contents">
      <style:text-properties fo:font-size="7pt" style:font-size-asian="7pt" style:font-size-complex="7pt"/>
    </style:style>
    <style:style style:name="P16"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17" style:family="paragraph" style:parent-style-name="Table_20_Contents">
      <style:text-properties style:font-name="DejaVu Sans2" fo:font-size="10pt" style:font-size-asian="10pt" style:font-size-complex="10pt"/>
    </style:style>
    <style:style style:name="P18" style:family="paragraph" style:parent-style-name="Table_20_Contents">
      <style:paragraph-properties fo:text-align="center" style:justify-single-word="false"/>
      <style:text-properties style:font-name="DejaVu Sans2" fo:font-size="10pt" style:font-size-asian="10pt" style:font-size-complex="10pt"/>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justify" style:justify-single-word="false"/>
    </style:style>
    <style:style style:name="P22" style:family="paragraph" style:parent-style-name="Standard">
      <style:paragraph-properties fo:background-color="#e6e6e6">
        <style:background-image/>
      </style:paragraph-properties>
      <style:text-properties fo:font-size="6pt" style:font-size-asian="5.25pt" style:font-size-complex="6pt"/>
    </style:style>
    <style:style style:name="P23" style:family="paragraph" style:parent-style-name="Frame_20_contents">
      <style:paragraph-properties fo:text-align="end" style:justify-single-word="false"/>
    </style:style>
    <style:style style:name="P24"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25"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P26"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27" style:family="paragraph" style:parent-style-name="Text_20_body">
      <style:paragraph-properties fo:text-align="center" style:justify-single-word="false"/>
      <style:text-properties style:font-name="DejaVu Sans1" fo:font-size="10pt" style:font-size-asian="10pt" style:font-size-complex="10pt"/>
    </style:style>
    <style:style style:name="P28" style:family="paragraph" style:parent-style-name="Text_20_body">
      <style:text-properties fo:language="fr" fo:country="FR"/>
    </style:style>
    <style:style style:name="P29" style:family="paragraph" style:parent-style-name="Text_20_body">
      <style:paragraph-properties fo:text-align="center" style:justify-single-word="false"/>
    </style:style>
    <style:style style:name="P30" style:family="paragraph" style:parent-style-name="Balise">
      <style:text-properties style:use-window-font-color="true"/>
    </style:style>
    <style:style style:name="P31" style:family="paragraph" style:parent-style-name="Code">
      <style:text-properties style:font-name="DejaVu Sans1" fo:font-size="10pt" style:font-size-asian="10pt" style:font-size-complex="10pt"/>
    </style:style>
    <style:style style:name="P32" style:family="paragraph" style:parent-style-name="Standard">
      <style:paragraph-properties fo:break-before="page"/>
    </style:style>
    <style:style style:name="P33" style:family="paragraph" style:parent-style-name="Tableau_20_entête">
      <style:paragraph-properties fo:text-align="center" style:justify-single-word="false"/>
    </style:style>
    <style:style style:name="P34" style:family="paragraph" style:parent-style-name="Text_20_body">
      <style:paragraph-properties loext:contextual-spacing="false" fo:margin-top="0cm" fo:margin-bottom="0cm"/>
      <style:text-properties fo:font-style="normal" fo:font-weight="normal" style:font-style-asian="normal" style:font-weight-asian="normal" style:font-style-complex="normal" style:font-weight-complex="normal"/>
    </style:style>
    <style:style style:name="P35" style:family="paragraph" style:parent-style-name="Contents_20_2">
      <style:paragraph-properties>
        <style:tab-stops>
          <style:tab-stop style:position="16.903cm" style:type="right" style:leader-style="dotted" style:leader-text="."/>
        </style:tab-stops>
      </style:paragraph-properties>
    </style:style>
    <style:style style:name="P36" style:family="paragraph" style:parent-style-name="Contents_20_3">
      <style:paragraph-properties>
        <style:tab-stops>
          <style:tab-stop style:position="16.404cm" style:type="right" style:leader-style="dotted" style:leader-text="."/>
        </style:tab-stops>
      </style:paragraph-properties>
    </style:style>
    <style:style style:name="P37" style:family="paragraph" style:parent-style-name="Contents_20_1">
      <style:paragraph-properties>
        <style:tab-stops>
          <style:tab-stop style:position="17.403cm" style:type="right" style:leader-style="dotted" style:leader-text="."/>
        </style:tab-stops>
      </style:paragraph-properties>
    </style:style>
    <style:style style:name="P38" style:family="paragraph" style:parent-style-name="Preformatted_20_Text">
      <style:paragraph-properties fo:orphans="2" fo:widows="2"/>
      <style:text-properties fo:language="fr" fo:country="FR"/>
    </style:style>
    <style:style style:name="P39" style:family="paragraph" style:parent-style-name="Preformatted_20_Text">
      <style:paragraph-properties fo:orphans="2" fo:widows="2"/>
      <style:text-properties fo:font-variant="normal" fo:text-transform="none" fo:color="#800000" style:font-name="Arial1" fo:letter-spacing="normal"/>
    </style:style>
    <style:style style:name="P40" style:family="paragraph" style:parent-style-name="Preformatted_20_Text">
      <style:paragraph-properties fo:margin-top="0cm" fo:margin-bottom="0.499cm" fo:orphans="2" fo:widows="2"/>
      <style:text-properties fo:font-variant="normal" fo:text-transform="none" fo:color="#800000" style:font-name="Arial1" fo:letter-spacing="normal"/>
    </style:style>
    <style:style style:name="P41" style:family="paragraph" style:parent-style-name="Contents_20_4">
      <style:paragraph-properties>
        <style:tab-stops>
          <style:tab-stop style:position="15.905cm" style:type="right" style:leader-style="dotted" style:leader-text="."/>
        </style:tab-stops>
      </style:paragraph-properties>
    </style:style>
    <style:style style:name="P42"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43" style:family="paragraph" style:parent-style-name="Heading_20_1">
      <style:paragraph-properties fo:break-before="page"/>
      <style:text-properties fo:color="#ffffff"/>
    </style:style>
    <style:style style:name="P44" style:family="paragraph" style:parent-style-name="Heading_20_2" style:master-page-name="">
      <style:paragraph-properties style:page-number="auto" fo:break-before="auto" fo:break-after="auto"/>
    </style:style>
    <style:style style:name="P45" style:family="paragraph" style:parent-style-name="Text_20_body" style:list-style-name="L2"/>
    <style:style style:name="P46" style:family="paragraph" style:parent-style-name="Text_20_body">
      <style:text-properties fo:language="fr" fo:country="FR"/>
    </style:style>
    <style:style style:name="P47" style:family="paragraph" style:parent-style-name="Text_20_body">
      <style:paragraph-properties fo:text-align="start" style:justify-single-word="false"/>
      <style:text-properties fo:language="fr" fo:country="FR"/>
    </style:style>
    <style:style style:name="P48" style:family="paragraph" style:parent-style-name="Text_20_body" style:list-style-name="L6">
      <style:text-properties style:font-name="Open Sans1" fo:font-size="11pt" style:font-size-asian="11pt" style:font-size-complex="11pt"/>
    </style:style>
    <style:style style:name="P49" style:family="paragraph" style:parent-style-name="Text_20_body" style:list-style-name="L6"/>
    <style:style style:name="P50" style:family="paragraph" style:parent-style-name="Text_20_body">
      <style:paragraph-properties fo:text-align="start" style:justify-single-word="false"/>
    </style:style>
    <style:style style:name="P51" style:family="paragraph" style:parent-style-name="Text_20_body" style:list-style-name="L3" style:master-page-name="">
      <style:paragraph-properties loext:contextual-spacing="false" fo:margin-top="0cm" fo:margin-bottom="0cm" style:page-number="auto"/>
    </style:style>
    <style:style style:name="P52" style:family="paragraph" style:parent-style-name="Text_20_body">
      <style:paragraph-properties fo:margin-top="0cm" fo:margin-bottom="0cm"/>
    </style:style>
    <style:style style:name="P53" style:family="paragraph" style:parent-style-name="Text_20_body" style:list-style-name="L4">
      <style:paragraph-properties fo:margin-top="0cm" fo:margin-bottom="0cm"/>
    </style:style>
    <style:style style:name="P54" style:family="paragraph" style:parent-style-name="Text_20_body" style:list-style-name="L4">
      <style:paragraph-properties loext:contextual-spacing="false" fo:margin-top="0cm" fo:margin-bottom="0cm"/>
    </style:style>
    <style:style style:name="P55" style:family="paragraph" style:parent-style-name="Text_20_body" style:list-style-name="L3">
      <style:paragraph-properties loext:contextual-spacing="false" fo:margin-top="0cm" fo:margin-bottom="0cm"/>
      <style:text-properties fo:font-weight="normal" style:font-weight-asian="normal" style:font-weight-complex="normal"/>
    </style:style>
    <style:style style:name="P56" style:family="paragraph" style:parent-style-name="Text_20_body">
      <style:paragraph-properties loext:contextual-spacing="false" fo:margin-top="0cm" fo:margin-bottom="0cm"/>
    </style:style>
    <style:style style:name="T1" style:family="text">
      <style:text-properties fo:color="#555555"/>
    </style:style>
    <style:style style:name="T2" style:family="text">
      <style:text-properties fo:color="#96bf3c"/>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style:font-name="Courier New" style:font-name-asian="Courier New" style:font-name-complex="Courier New"/>
    </style:style>
    <style:style style:name="T11" style:family="text">
      <style:text-properties style:font-name="Courier New" fo:font-style="italic" style:font-name-asian="Courier New" style:font-style-asian="italic" style:font-name-complex="Courier New" style:font-style-complex="italic"/>
    </style:style>
    <style:style style:name="T12" style:family="text">
      <style:text-properties fo:font-variant="normal" fo:text-transform="none" fo:color="#222222" style:font-name="arial" fo:font-size="12pt" fo:letter-spacing="normal" fo:font-style="normal" fo:font-weight="normal"/>
    </style:style>
    <style:style style:name="T13" style:family="text">
      <style:text-properties fo:font-variant="normal" fo:text-transform="none" fo:color="#222222" style:font-name="arial" fo:font-size="12pt" fo:letter-spacing="normal" fo:font-style="normal" fo:font-weight="normal" style:font-size-asian="11pt" style:font-weight-asian="bold" style:font-size-complex="11pt" style:font-weight-complex="bold"/>
    </style:style>
    <style:style style:name="T14" style:family="text">
      <style:text-properties fo:font-variant="normal" fo:text-transform="none" fo:color="#222222" fo:letter-spacing="normal" fo:font-style="normal" fo:font-weight="normal"/>
    </style:style>
    <style:style style:name="T15" style:family="text">
      <style:text-properties fo:font-variant="normal" fo:text-transform="none" fo:color="#222222" style:font-name="Open Sans1" fo:font-size="12pt" fo:letter-spacing="normal" fo:font-style="normal" fo:font-weight="normal"/>
    </style:style>
    <style:style style:name="T16" style:family="text">
      <style:text-properties fo:font-variant="normal" fo:text-transform="none" fo:color="#222222" style:font-name="Open Sans1" fo:font-size="12pt" fo:letter-spacing="normal" fo:font-style="normal" fo:font-weight="normal" style:font-size-asian="11pt" style:font-weight-asian="bold" style:font-size-complex="11pt" style:font-weight-complex="bold"/>
    </style:style>
    <style:style style:name="T17" style:family="text">
      <style:text-properties fo:font-variant="normal" fo:text-transform="none" fo:color="#222222" style:font-name="Open Sans1" fo:font-size="11pt" fo:letter-spacing="normal" fo:font-style="normal" fo:font-weight="normal" style:font-size-asian="11pt" style:font-size-complex="11pt"/>
    </style:style>
    <style:style style:name="T18" style:family="text">
      <style:text-properties fo:font-variant="normal" fo:text-transform="none" fo:color="#222222" style:font-name="Open Sans1" fo:font-size="11pt" fo:letter-spacing="normal" fo:font-style="normal" fo:font-weight="normal" style:font-size-asian="11pt" style:font-weight-asian="bold" style:font-size-complex="11pt" style:font-weight-complex="bold"/>
    </style:style>
    <style:style style:name="T19" style:family="text">
      <style:text-properties fo:font-variant="normal" fo:text-transform="none" fo:color="#d4d4d4" style:font-name="Open Sans1" fo:font-size="9.75pt" fo:letter-spacing="normal" fo:font-style="normal" fo:font-weight="normal" style:font-name-asian="Courier New" style:font-name-complex="Courier New"/>
    </style:style>
    <style:style style:name="T20" style:family="text">
      <style:text-properties fo:font-variant="normal" fo:text-transform="none" style:font-name="Open Sans1" fo:font-size="9.75pt" fo:letter-spacing="normal" fo:font-style="normal" fo:font-weight="normal" style:font-name-asian="Courier New" style:font-name-complex="Courier New"/>
    </style:style>
    <style:style style:name="T21" style:family="text">
      <style:text-properties style:font-name="Open Sans1"/>
    </style:style>
    <style:style style:name="T22" style:family="text">
      <style:text-properties style:font-name="Open Sans1" fo:font-size="11pt" fo:font-weight="bold" style:font-size-asian="11pt" style:font-weight-asian="bold" style:font-size-complex="11pt" style:font-weight-complex="bold"/>
    </style:style>
    <style:style style:name="T23" style:family="text">
      <style:text-properties style:font-name="Open Sans1" fo:font-size="11pt" fo:font-weight="normal" style:font-size-asian="11pt" style:font-weight-asian="normal" style:font-size-complex="11pt" style:font-weight-complex="normal"/>
    </style:style>
    <style:style style:name="T24" style:family="text">
      <style:text-properties style:font-name="Open Sans1" fo:font-size="11pt" style:font-size-asian="11pt" style:font-size-complex="11pt"/>
    </style:style>
    <style:style style:name="T25" style:family="text">
      <style:text-properties style:font-name="Open Sans1" style:font-name-asian="Courier New" style:font-name-complex="Courier New"/>
    </style:style>
    <style:style style:name="T26" style:family="text">
      <style:text-properties style:font-name="Open Sans1" fo:language="fr" fo:country="FR" style:font-name-asian="Courier New" style:font-name-complex="Courier New"/>
    </style:style>
    <style:style style:name="T27" style:family="text">
      <style:text-properties fo:font-size="9.75pt" fo:font-style="normal" fo:font-weight="normal"/>
    </style:style>
    <style:style style:name="T28" style:family="text">
      <style:text-properties style:font-name="Arial Black"/>
    </style:style>
    <style:style style:name="T29" style:family="text">
      <style:text-properties style:font-name="Arial Black" fo:font-size="9.75pt" fo:font-style="normal" fo:font-weight="normal"/>
    </style:style>
    <style:style style:name="T30" style:family="text">
      <style:text-properties style:font-name="Arial1"/>
    </style:style>
    <style:style style:name="T31" style:family="text">
      <style:text-properties style:font-name="Arial1" fo:font-size="9.75pt"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8"><text:user-defined style:data-style-name="N0" text:name="Client">OC-Pizza</text:user-defined></text:p>
            <text:p text:style-name="P8"/>
            <text:p text:style-name="P8"><text:user-defined style:data-style-name="N0" text:name="Projet">Oc-Pizza Application web</text:user-defined></text:p>
            <text:p text:style-name="P6"/>
            <text:p text:style-name="P7"><text:title>Dossier de conception technique</text:title></text:p>
            <text:p text:style-name="P6"/>
            <text:p text:style-name="P6">Version <text:user-defined style:data-style-name="N0" text:name="Version">1.0.0</text:user-defined></text:p>
          </table:table-cell>
        </table:table-row>
        <table:table-row table:style-name="Tableau12.2">
          <table:table-cell table:style-name="Tableau12.A1" office:value-type="string">
            <text:p text:style-name="P10">Auteur</text:p>
            <text:p text:style-name="P5"><text:user-defined style:data-style-name="N0" text:name="Auteur">Diego Patino</text:user-defined></text:p>
            <text:p text:style-name="P9"><text:user-defined style:data-style-name="N0" text:name="Auteur_Role">chef de Project</text:user-defined></text:p>
          </table:table-cell>
        </table:table-row>
      </table:table>
      <text:p text:style-name="P11"/>
      <text:p text:style-name="Standard"/>
      <text:p text:style-name="P32"/>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7">1 -Versions<text:tab/>3</text:p>
          <text:p text:style-name="P37">2 -Introduction<text:tab/>4</text:p>
          <text:p text:style-name="P35">2.1 -Objet du document<text:tab/>4</text:p>
          <text:p text:style-name="P35">2.2 -Références<text:tab/>4</text:p>
          <text:p text:style-name="P37">3 -Architecture Technique<text:tab/>5</text:p>
          <text:p text:style-name="P35">3.1 -Composants généraux<text:tab/>5</text:p>
          <text:p text:style-name="P36">3.1.1 -DockerCompose<text:tab/>5</text:p>
          <text:p text:style-name="P41">3.1.1.1 -DockerCompose/env<text:tab/>5</text:p>
          <text:p text:style-name="P36">3.1.2 -Application<text:tab/>5</text:p>
          <text:p text:style-name="P41">3.1.2.1 -Composant Z<text:tab/>5</text:p>
          <text:p text:style-name="P35">3.2 -Application Web<text:tab/>5</text:p>
          <text:p text:style-name="P36">3.2.1 -Composants X<text:tab/>5</text:p>
          <text:p text:style-name="P36">3.2.2 -Composants Y et Z<text:tab/>5</text:p>
          <text:p text:style-name="P35">3.3 -Application XXX...<text:tab/>6</text:p>
          <text:p text:style-name="P37">4 -Architecture de Déploiement<text:tab/>7</text:p>
          <text:p text:style-name="P35">4.1 -Serveur de Base de données<text:tab/>7</text:p>
          <text:p text:style-name="P35">4.2 -Serveur XXX<text:tab/>7</text:p>
          <text:p text:style-name="P37">5 -Architecture logicielle<text:tab/>8</text:p>
          <text:p text:style-name="P35">5.1 -Principes généraux<text:tab/>8</text:p>
          <text:p text:style-name="P36">5.1.1 -Les couches<text:tab/>8</text:p>
          <text:p text:style-name="P36">5.1.2 -Les modules<text:tab/>8</text:p>
          <text:p text:style-name="P36">5.1.3 -Structure des sources<text:tab/>8</text:p>
          <text:p text:style-name="P35">5.2 -Application Web<text:tab/>9</text:p>
          <text:p text:style-name="P35">5.3 -Application Xxx<text:tab/>9</text:p>
          <text:p text:style-name="P37">6 -Points particuliers<text:tab/>10</text:p>
          <text:p text:style-name="P35">6.1 -Gestion des logs<text:tab/>10</text:p>
          <text:p text:style-name="P35">6.2 -Fichiers de configuration<text:tab/>10</text:p>
          <text:p text:style-name="P36">6.2.1 -Application web<text:tab/>10</text:p>
          <text:p text:style-name="P41">6.2.1.1 -Datasources<text:tab/>10</text:p>
          <text:p text:style-name="P41">6.2.1.2 -Fichier xxx.yyy<text:tab/>10</text:p>
          <text:p text:style-name="P36">6.2.2 -Application Xxx<text:tab/>10</text:p>
          <text:p text:style-name="P35">6.3 -Ressources<text:tab/>10</text:p>
          <text:p text:style-name="P35">6.4 -Environnement de développement<text:tab/>10</text:p>
          <text:p text:style-name="P35">6.5 -Procédure de packaging / livraison<text:tab/>10</text:p>
          <text:p text:style-name="P35">6.6 -XXX<text:tab/>10</text:p>
          <text:p text:style-name="P37">7 -Glossaire<text:tab/>11</text:p>
        </text:index-body>
      </text:table-of-content>
      <text:p text:style-name="P30"/>
      <text:p text:style-name="P30"/>
      <text:h text:style-name="P43"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33">Auteur</text:p>
          </table:table-cell>
          <table:table-cell table:style-name="Tableau7.A1" office:value-type="string">
            <text:p text:style-name="P33">Date</text:p>
          </table:table-cell>
          <table:table-cell table:style-name="Tableau7.A1" office:value-type="string">
            <text:p text:style-name="Tableau_20_entête">Description</text:p>
          </table:table-cell>
          <table:table-cell table:style-name="Tableau7.A1" office:value-type="string">
            <text:p text:style-name="P33">Version</text:p>
          </table:table-cell>
        </table:table-row>
        <table:table-row table:style-name="Tableau7.2">
          <table:table-cell table:style-name="Tableau7.A2" office:value-type="string">
            <text:p text:style-name="P19">Diego Patino</text:p>
          </table:table-cell>
          <table:table-cell table:style-name="Tableau7.B2" office:value-type="date" office:date-value="2019-01-11">
            <text:p text:style-name="P19">11/01/19</text:p>
          </table:table-cell>
          <table:table-cell table:style-name="Tableau7.A2" office:value-type="string">
            <text:p text:style-name="Table_20_Contents">Création du document</text:p>
          </table:table-cell>
          <table:table-cell table:style-name="Tableau7.D2" office:value-type="string">
            <text:p text:style-name="P19">1.0.0</text:p>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
      <text:p text:style-name="P31"/>
      <text:p text:style-name="P27"/>
      <text:h text:style-name="Heading_20_1" text:outline-level="1">Introduction</text:h>
      <text:h text:style-name="Heading_20_2" text:outline-level="2">Objet du document</text:h>
      <text:p text:style-name="Text_20_body">Le présent document constitue le dossier de conception technique de l'application Oc-Pizzas</text:p>
      <text:p text:style-name="Text_20_body">Objectif du document c'est de documenter de maniere detaille toutes les besoin techniques du project Oc-pizza, ainsi que de clairifier tous les point importants pour les developpeur travaillant sur le project.</text:p>
      <text:p text:style-name="Text_20_body"/>
      <text:h text:style-name="Heading_20_2" text:outline-level="2">Références</text:h>
      <text:p text:style-name="Text_20_body">Pour de plus amples informations, se référer également aux éléments suivants:</text:p>
      <text:list xml:id="list7368877573129888786" text:style-name="L2">
        <text:list-item>
          <text:p text:style-name="P45"><text:span text:style-name="T3">oc_pizzas-Dossier_de_conception_fonctionnelle</text:span> : Dossier de conception fonctionnelle de l'application</text:p>
        </text:list-item>
        <text:list-item>
          <text:p text:style-name="P45">oc_pizzas-Dossier_d_exploitation Dossier de exploitation de l'application</text:p>
        </text:list-item>
      </text:list>
      <text:h text:style-name="Heading_20_1" text:outline-level="1">Architecture Technique</text:h>
      <text:h text:style-name="Heading_20_2" text:outline-level="2">Composants généraux</text:h>
      <text:h text:style-name="Heading_20_3" text:outline-level="3">DockerCompose</text:h>
      <text:p text:style-name="Text_20_body">Ce dossier contient les fichier nescesaires pour la generation des images Dokcer , pour le lancement de l'application</text:p>
      <text:p text:style-name="Text_20_body"/>
      <text:h text:style-name="Heading_20_4" text:outline-level="4">DockerCompose/env</text:h>
      <text:p text:style-name="Text_20_body">Fichier de configuration pour le lancement de l'application sur les diferent environements.</text:p>
      <text:p text:style-name="Text_20_body">Env, prod ,preprod</text:p>
      <text:p text:style-name="Text_20_body"/>
      <text:h text:style-name="Heading_20_3" text:outline-level="3">Application</text:h>
      <text:p text:style-name="Text_20_body">Dossier contenant Le Code source nescesaire pour generer les webservice, les pages html du site, ainsi que les dossier des script de build, run, et deploiment de l'application</text:p>
      <text:h text:style-name="Heading_20_4" text:outline-level="4" text:restart-numbering="true" text:start-value="-1">Services</text:h>
      <text:p text:style-name="Text_20_body">Tous les classes c# des webservice du backend ce trouvent ici </text:p>
      <text:p text:style-name="Text_20_body"/>
      <text:h text:style-name="Heading_20_2" text:outline-level="2">Application Web</text:h>
      <text:p text:style-name="Text_20_body">La pile logicielle est la suivante :</text:p>
      <text:list xml:id="list3322506924442976398" text:style-name="L3">
        <text:list-item>
          <text:p text:style-name="P51">Application Web angularjs dans le dossier <text:s/>Application/Views/Oc-pizza</text:p>
        </text:list-item>
        <text:list-item>
          <text:p text:style-name="P55">Serveur d'application <text:span text:style-name="T5">nodejs dans</text:span><text:span text:style-name="T5"> le repertoire src</text:span></text:p>
        </text:list-item>
      </text:list>
      <text:p text:style-name="P34"/>
      <text:p text:style-name="P29">Deja demontre dans les project precedants</text:p>
      <text:h text:style-name="Heading_20_3" text:outline-level="3" text:is-list-header="true"/>
      <text:p text:style-name="Text_20_body"/>
      <text:h text:style-name="Heading_20_1" text:outline-level="1">Architecture de Déploiement</text:h>
      <text:p text:style-name="P29">Deja demontre dans les project precedants</text:p>
      <text:p text:style-name="Text_20_body"/>
      <text:h text:style-name="Heading_20_2" text:outline-level="2">Serveur de Base de données</text:h>
      <text:p text:style-name="Text_20_body">Description</text:p>
      <text:p text:style-name="Text_20_body">Caractéristiques techniques (ex: Serveur Linux Debian Jessie + PostgreSQL 9.6…)</text:p>
      <text:p text:style-name="Text_20_body">Informations importantes / points particuliers</text:p>
      <text:h text:style-name="Heading_20_2" text:outline-level="2">Serveur XXX</text:h>
      <text:p text:style-name="Text_20_body">...</text:p>
      <text:h text:style-name="Heading_20_1" text:outline-level="1">Architecture logicielle</text:h>
      <text:h text:style-name="Heading_20_2" text:outline-level="2">Principes généraux</text:h>
      <text:p text:style-name="Text_20_body">Les sources et versions du projet sont gérées par <text:span text:style-name="T3">Git</text:span><text:span text:style-name="T9">, les</text:span> dépendances et le packaging par :</text:p>
      <text:list xml:id="list4471879735619322046" text:style-name="L6">
        <text:list-item>
          <text:p text:style-name="P49"><text:span text:style-name="T22">npm :</text:span><text:span text:style-name="T23"> gestionaire de package pour les modules nodejs</text:span></text:p>
        </text:list-item>
        <text:list-item>
          <text:p text:style-name="P48"><text:span text:style-name="T3">docker et docker-compose</text:span> <text:span text:style-name="T14">Docker est un logiciel libre permettant facilement de lancer des applications dans des conteneurs logiciels</text:span> </text:p>
        </text:list-item>
        <text:list-item>
          <text:p text:style-name="P49"><text:span text:style-name="T22">dotnet : </text:span><text:span text:style-name="T18">NET Core est un cadriciel Libre et Open Source pour les systèmes d'exploitation Windows, macOS et Linux. Il comprend CoreCLR, un environnement d'exécution complet de CLR, la machine virtuelle qui gère l'exécution des programmes .NET. </text:span><text:span text:style-name="T24"><text:s/></text:span></text:p>
        </text:list-item>
      </text:list>
      <text:p text:style-name="Text_20_body"/>
      <text:h text:style-name="Heading_20_3" text:outline-level="3">Les couches</text:h>
      <text:p text:style-name="Text_20_body">L'architecture applicative est la suivante :</text:p>
      <text:p text:style-name="Text_20_body">pour les microservices:</text:p>
      <text:list xml:id="list3189048589212101302" text:style-name="L4">
        <text:list-item>
          <text:p text:style-name="P54"><text:span text:style-name="T5">une</text:span><text:span text:style-name="T8"> </text:span><text:span text:style-name="T7">couche</text:span><text:span text:style-name="T6"> business</text:span> : responsable de la logique métier du composant</text:p>
        </text:list-item>
        <text:list-item>
          <text:p text:style-name="P54"><text:span text:style-name="T5">une</text:span><text:span text:style-name="T8"> </text:span><text:span text:style-name="T7">couche</text:span><text:span text:style-name="T6"> model</text:span> : implémentation du modèle des objets métiers</text:p>
        </text:list-item>
        <text:list-item>
          <text:p text:style-name="P54">une couche <text:span text:style-name="T3">DomainAdapters</text:span> responsible de l'acces au donnes</text:p>
        </text:list-item>
        <text:list-item>
          <text:p text:style-name="P54">une couche <text:span text:style-name="T3">Migrations </text:span><text:span text:style-name="T9">responsible de la gestion de schemas de bases de donnes</text:span></text:p>
        </text:list-item>
      </text:list>
      <text:p text:style-name="P56"><text:span text:style-name="T9">pour l'application web</text:span></text:p>
      <text:list xml:id="list36658072" text:continue-numbering="true" text:style-name="L4">
        <text:list-item>
          <text:p text:style-name="P54">une couche <text:span text:style-name="T3">view</text:span> responsible de l'affichage de donnes</text:p>
        </text:list-item>
        <text:list-item>
          <text:p text:style-name="P54">un couche <text:span text:style-name="T3">model</text:span> pour representer les donnes</text:p>
        </text:list-item>
        <text:list-item>
          <text:p text:style-name="P54">une couche <text:span text:style-name="T3">controller</text:span> <text:s/>pour fair ela pasarelle entre le model el la vue</text:p>
        </text:list-item>
        <text:list-item>
          <text:p text:style-name="P53">une couche <text:span text:style-name="T3">services</text:span> responsible de gerer la comunication avec le serveur</text:p>
        </text:list-item>
      </text:list>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Heading_20_3" text:outline-level="3"><text:soft-page-break/>Structure des sources</text:h>
      <text:p text:style-name="P28">La structuration des répertoires du projet suit la logique suivante :</text:p>
      <text:p text:style-name="P50"><text:span text:style-name="T26">pour les serveur de microservices :</text:span></text:p>
      <text:p text:style-name="P50"><text:bookmark text:name="tree-panel"/><text:span text:style-name="T26"><text:tab/></text:span></text:p>
      <text:p text:style-name="P38"><text:span text:style-name="T25"/></text:p>
      <text:p text:style-name="P47"><text:span text:style-name="T25"><text:tab/></text:span><text:span text:style-name="T10"><text:line-break/></text:span></text:p>
      <text:p text:style-name="P28"/>
      <text:p text:style-name="P28"/>
      <text:h text:style-name="P44" text:outline-level="2">Application Web</text:h>
      <text:p text:style-name="Text_20_body">…</text:p>
      <text:p text:style-name="P29">Si besoin, diagramme UML de composants pour monter les différents modules et leur inter-dépendances</text:p>
      <text:h text:style-name="Heading_20_2" text:outline-level="2">Application Xxx</text:h>
      <text:p text:style-name="P28">…</text:p>
      <text:h text:style-name="Heading_20_1" text:outline-level="1">Points particuliers</text:h>
      <text:h text:style-name="Heading_20_2" text:outline-level="2">Gestion des logs</text:h>
      <text:p text:style-name="Text_20_body">…</text:p>
      <text:h text:style-name="Heading_20_2" text:outline-level="2"><text:bookmark-start text:name="__RefHeading__7193_1280642937"/>Fichiers de configuration<text:bookmark-end text:name="__RefHeading__7193_1280642937"/></text:h>
      <text:h text:style-name="Heading_20_3" text:outline-level="3">Application web</text:h>
      <text:p text:style-name="Text_20_body">...</text:p>
      <text:h text:style-name="Heading_20_4" text:outline-level="4">Datasources</text:h>
      <text:p text:style-name="Text_20_body">...</text:p>
      <text:h text:style-name="Heading_20_4" text:outline-level="4">Fichier xxx.yyy</text:h>
      <text:p text:style-name="Standard">...</text:p>
      <text:h text:style-name="Heading_20_3" text:outline-level="3">Application Xxx</text:h>
      <text:p text:style-name="Text_20_body">...</text:p>
      <text:h text:style-name="Heading_20_2" text:outline-level="2">Ressources</text:h>
      <text:p text:style-name="Text_20_body">...</text:p>
      <text:h text:style-name="Heading_20_2" text:outline-level="2">Environnement de développement</text:h>
      <text:p text:style-name="Text_20_body"/>
      <text:h text:style-name="Heading_20_2" text:outline-level="2">Procédure de packaging / livraison</text:h>
      <text:p text:style-name="Text_20_body"/>
      <text:h text:style-name="Heading_20_2" text:outline-level="2">XXX</text:h>
      <text:p text:style-name="Text_20_body">…</text:p>
      <text:p text:style-name="Text_20_body"/>
      <text:p text:style-name="Text_20_body"/>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20"/>
          </table:table-cell>
          <table:table-cell table:style-name="Tableau1.B1" office:value-type="string">
            <text:p text:style-name="P21"/>
          </table:table-cell>
        </table:table-row>
        <table:table-row>
          <table:table-cell table:style-name="Tableau1.A2" office:value-type="string">
            <text:p text:style-name="P20"/>
          </table:table-cell>
          <table:table-cell table:style-name="Tableau1.B2" office:value-type="string">
            <text:p text:style-name="P21"/>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arial" svg:font-family="arial, sans-serif"/>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que" style:font-family-generic="swiss" style:font-pitch="variable"/>
    <style:font-face style:name="Arial Black" svg:font-family="'Arial Black'"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Open Sans1" svg:font-family="'Open Sans'" style:font-adornments="Italic"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size="10pt" fo:font-weight="bold"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top="0.621cm" fo:margin-bottom="0.21cm"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tab-stops>
          <style:tab-stop style:position="2cm"/>
        </style:tab-stops>
        <style:background-image/>
      </style:paragraph-properties>
      <style:text-properties style:font-name="Droid Sans1"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MP11" style:family="paragraph" style:parent-style-name="Standard">
      <style:text-properties fo:font-size="2pt" style:font-size-asian="1.75pt" style:font-size-complex="2pt"/>
    </style:style>
    <style:style style:name="MP12"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3"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4" style:family="paragraph" style:parent-style-name="Table_20_Contents">
      <style:paragraph-properties fo:text-align="center" style:justify-single-word="false"/>
      <style:text-properties style:font-name="DejaVu Sans2" fo:font-size="10pt" style:font-size-asian="10pt" style:font-size-complex="10pt"/>
    </style:style>
    <style:style style:name="MP15" style:family="paragraph" style:parent-style-name="Table_20_Contents">
      <style:text-properties style:font-name="DejaVu Sans2" fo:font-size="10pt" style:font-size-asian="10pt" style:font-size-complex="10pt"/>
    </style:style>
    <style:style style:name="MP16" style:family="paragraph" style:parent-style-name="Standard">
      <style:text-properties fo:font-size="6pt" style:font-size-asian="5.25pt" style:font-size-complex="6pt"/>
    </style:style>
    <style:style style:name="MT1" style:family="text">
      <style:text-properties fo:color="#555555"/>
    </style:style>
    <style:style style:name="MT2"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Doprr-App</text:user-defined></text:p>
            </table:table-cell>
            <table:table-cell table:style-name="Tableau6.B1" office:value-type="string">
              <text:p text:style-name="MP2"><text:user-defined style:data-style-name="N0" text:name="Client">OC-Pizza</text:user-defined></text:p>
              <text:p text:style-name="MP3"><text:user-defined style:data-style-name="N0" text:name="Projet">Oc-Pizza Application web</text:user-defined></text:p>
              <text:p text:style-name="MP4"><text:title>Dossier de conception technique</text:title></text:p>
            </table:table-cell>
            <table:table-cell table:style-name="Tableau6.B1" office:value-type="string">
              <text:p text:style-name="MP5">Version : <text:user-defined style:data-style-name="N0" text:name="Version">1.0.0</text:user-defined></text:p>
              <text:p text:style-name="MP5">Date : <text:user-defined style:data-style-name="N36" text:name="Version_Date">31/05/2019</text:user-defined></text:p>
              <text:p text:style-name="MP5">Page : <text:page-number text:select-page="current">10</text:page-number> / <text:page-count>10</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draw:frame draw:style-name="Mfr1" draw:name="images1" text:anchor-type="paragraph" svg:x="-0.026cm" svg:y="-0.023cm" svg:width="2.392cm" svg:height="1.106cm" draw:z-index="0"><draw:image xlink:href="Pictures/100000000000007B0000003DA98BD5CC.jpg" xlink:type="simple" xlink:show="embed" xlink:actuate="onLoad"/></draw:frame></text:p>
            </table:table-cell>
            <table:table-cell table:style-name="Tableau4.A1" office:value-type="string">
              <text:p text:style-name="MP7"><draw:frame draw:style-name="Mfr1" draw:name="images2" text:anchor-type="paragraph" svg:x="5.54cm" svg:y="0cm" svg:width="2.775cm" svg:height="0.986cm" draw:z-index="1"><draw:image xlink:href="Pictures/100000000000007B0000003DD4E84645.jpg" xlink:type="simple" xlink:show="embed" xlink:actuate="onLoad"/></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Doprr-App</text:user-defined></text:p>
            </table:table-cell>
            <table:table-cell table:style-name="Tableau5.A1" office:value-type="string">
              <text:p text:style-name="MP9">12 rue des alpes 38000 pont de claix – 0661994629– diegopatino@doprr.com</text:p>
            </table:table-cell>
          </table:table-row>
          <table:table-row table:style-name="Tableau5.2">
            <table:table-cell table:style-name="Tableau5.A1" office:value-type="string">
              <text:p text:style-name="MP10">Doprr.com</text:p>
            </table:table-cell>
            <table:table-cell table:style-name="Tableau5.A1" office:value-type="string">
              <text:p text:style-name="MP9">S.A.R.L. au capital de 1 000,00 € enregistrée au RCS de Lyon – SIREN 999 999 999 – Code APE : 6202A</text:p>
            </table:table-cell>
          </table:table-row>
        </table:table>
        <text:p text:style-name="MP11"/>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2"><text:span text:style-name="MT1">open</text:span><text:span text:style-name="MT2">run</text:span></text:p>
            </table:table-cell>
            <table:table-cell table:style-name="Tableau9.B1" office:value-type="string">
              <text:p text:style-name="MP13">ORANGE</text:p>
              <text:p text:style-name="MP14">Proposition commerciale BDPV</text:p>
            </table:table-cell>
            <table:table-cell table:style-name="Tableau9.A1" office:value-type="string">
              <text:p text:style-name="MP15">Ref : PR2011-0016</text:p>
              <text:p text:style-name="MP15">Date : 14/03/2012</text:p>
              <text:p text:style-name="MP15">Page : <text:page-number text:select-page="current">9</text:page-number> / <text:page-count>10</text:page-count> </text:p>
            </table:table-cell>
          </table:table-row>
        </table:table>
        <text:p text:style-name="MP1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4T14:29:45.35</meta:creation-date>
    <meta:editing-duration>P0D</meta:editing-duration>
    <meta:editing-cycles>1</meta:editing-cycles>
    <meta:generator>OpenOffice/4.1.6$Win32 OpenOffice.org_project/416m1$Build-9790</meta:generator>
    <dc:title>Dossier de conception technique</dc:title>
    <meta:document-statistic meta:table-count="7" meta:image-count="2" meta:object-count="0" meta:page-count="10" meta:paragraph-count="149" meta:word-count="797" meta:character-count="4902"/>
    <meta:user-defined meta:name="Auteur">Diego Patino</meta:user-defined>
    <meta:user-defined meta:name="Auteur_Role">chef de Project</meta:user-defined>
    <meta:user-defined meta:name="Client">OC-Pizza</meta:user-defined>
    <meta:user-defined meta:name="Entreprise">Doprr-App</meta:user-defined>
    <meta:user-defined meta:name="Projet" meta:value-type="string">Oc-Pizza Application web</meta:user-defined>
    <meta:user-defined meta:name="Version" meta:value-type="string">1.0.0</meta:user-defined>
    <meta:user-defined meta:name="Version_Date" meta:value-type="date">2019-05-31</meta:user-defined>
  </office:meta>
</office:document-meta>
</file>